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2570000018BC7CCB7FD.png"/>
  <manifest:file-entry manifest:media-type="image/png" manifest:full-path="Pictures/10000000000001DC000001DB43BFC018.png"/>
  <manifest:file-entry manifest:media-type="image/png" manifest:full-path="Pictures/1000000000000382000001E17CCF3878.png"/>
  <manifest:file-entry manifest:media-type="image/png" manifest:full-path="Pictures/100000000000028F0000025DF9E81A58.png"/>
  <manifest:file-entry manifest:media-type="image/png" manifest:full-path="Pictures/1000000000000178000001748121DD69.png"/>
  <manifest:file-entry manifest:media-type="image/png" manifest:full-path="Pictures/100000000000021500000182B7D9C145.png"/>
  <manifest:file-entry manifest:media-type="image/png" manifest:full-path="Pictures/10000000000001660000010275C5268E.png"/>
  <manifest:file-entry manifest:media-type="image/png" manifest:full-path="Pictures/1000000000000110000000CFAD810FAB.png"/>
  <manifest:file-entry manifest:media-type="image/png" manifest:full-path="Pictures/100000000000016C0000019CCB5B723E.png"/>
  <manifest:file-entry manifest:media-type="image/png" manifest:full-path="Pictures/10000000000000200000002000309F1C.png"/>
  <manifest:file-entry manifest:media-type="image/png" manifest:full-path="Pictures/10000000000002080000010CA5F4F9BF.png"/>
  <manifest:file-entry manifest:media-type="image/png" manifest:full-path="Pictures/10000000000003200000025819812F21.png"/>
  <manifest:file-entry manifest:media-type="image/png" manifest:full-path="Pictures/100000000000012D000000A15F3E1629.png"/>
  <manifest:file-entry manifest:media-type="image/png" manifest:full-path="Pictures/10000000000001CF000001F7154D88E5.png"/>
  <manifest:file-entry manifest:media-type="image/png" manifest:full-path="Pictures/1000000000000200000000CD37301556.png"/>
  <manifest:file-entry manifest:media-type="image/png" manifest:full-path="Pictures/10000000000003FC000001A9828B9671.png"/>
  <manifest:file-entry manifest:media-type="image/png" manifest:full-path="Pictures/1000000000000162000001C56DAA1542.png"/>
  <manifest:file-entry manifest:media-type="image/png" manifest:full-path="Pictures/10000000000001C0000001ED0578D931.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bluelinesgrad-subtitle">
      <style:graphic-properties draw:fill-color="#ffffff" fo:min-height="19.036cm"/>
    </style:style>
    <style:style style:name="pr2" style:family="presentation" style:parent-style-name="lyt-bluelinesgrad-notes">
      <style:graphic-properties draw:fill-color="#ffffff" draw:auto-grow-height="true" fo:min-height="13.364cm"/>
    </style:style>
    <style:style style:name="pr3" style:family="presentation" style:parent-style-name="lyt-bluelinesgrad-title">
      <style:graphic-properties draw:auto-grow-height="true" fo:min-height="3.506cm"/>
    </style:style>
    <style:style style:name="pr4" style:family="presentation" style:parent-style-name="lyt-bluelinesgrad-outline1">
      <style:graphic-properties fo:min-height="13.86cm"/>
    </style:style>
    <style:style style:name="pr5" style:family="presentation" style:parent-style-name="lyt-bluelinesgrad-notes">
      <style:graphic-properties draw:fill-color="#ffffff" fo:min-height="13.364cm"/>
    </style:style>
    <style:style style:name="pr6" style:family="presentation" style:parent-style-name="lyt-bluelinesgrad-title">
      <style:graphic-properties fo:min-height="3.506cm"/>
    </style:style>
    <style:style style:name="P1" style:family="paragraph">
      <style:text-properties fo:font-size="30pt" style:font-size-asian="30pt" style:font-size-complex="30pt"/>
    </style:style>
    <style:style style:name="P2" style:family="paragraph">
      <style:paragraph-properties fo:text-align="center"/>
    </style:style>
    <style:style style:name="P3" style:family="paragraph">
      <style:text-properties fo:font-size="24pt" style:font-size-asian="24pt" style:font-size-complex="24pt"/>
    </style:style>
    <style:style style:name="P4" style:family="paragraph">
      <style:text-properties fo:font-size="22pt" style:font-size-asian="22pt" style:font-size-complex="22pt"/>
    </style:style>
    <style:style style:name="P5" style:family="paragraph">
      <style:text-properties fo:font-size="26pt" style:font-size-asian="26pt" style:font-size-complex="26pt"/>
    </style:style>
    <style:style style:name="P6" style:family="paragraph">
      <style:text-properties fo:font-size="20pt" style:font-size-asian="20pt" style:font-size-complex="20pt"/>
    </style:style>
    <style:style style:name="P7" style:family="paragraph">
      <style:text-properties fo:font-size="36pt" style:font-size-asian="36pt" style:font-size-complex="36pt"/>
    </style:style>
    <style:style style:name="T1" style:family="text">
      <style:text-properties fo:font-size="30pt" style:font-size-asian="30pt" style:font-size-complex="3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6pt" style:font-size-asian="26pt" style:font-size-complex="26pt"/>
    </style:style>
    <style:style style:name="T5" style:family="text">
      <style:text-properties fo:font-size="20pt" style:font-size-asian="20pt" style:font-size-complex="20pt"/>
    </style:style>
    <style:style style:name="T6"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32">
        <draw:frame presentation:style-name="pr1" draw:layer="layout" svg:width="25.199cm" svg:height="19.036cm" svg:x="1.4cm" svg:y="0.837cm" presentation:class="subtitle">
          <draw:text-box>
            <text:p>DXライブラリを用いてブロック崩しを作る</text:p>
            <text:p/>
            <text:p>Part5 ボールとブロックの当たり判定</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draw:frame presentation:style-name="pr3" draw:layer="layout" svg:width="25.199cm" svg:height="3.506cm" svg:x="1.4cm" svg:y="0.837cm" presentation:class="title">
          <draw:text-box>
            <text:p>準備</text:p>
          </draw:text-box>
        </draw:frame>
        <draw:frame presentation:style-name="pr4" draw:text-style-name="P1" draw:layer="layout" svg:width="25.199cm" svg:height="13.86cm" svg:x="1.4cm" svg:y="6.014cm" presentation:class="outline" presentation:user-transformed="true">
          <draw:text-box>
            <text:list text:style-name="L2">
              <text:list-item>
                <text:p><text:span text:style-name="T1">今回はボールとブロックの当たり判定ということで、ボールの値とブロックの値両方使うことになる。</text:span></text:p>
              </text:list-item>
              <text:list-item>
                <text:p><text:span text:style-name="T1">つまり、全ての場所でボールの値とブロックの値を用いるので、ボールとブロックのグローバル化をする必要がある。</text:span></text:p>
              </text:list-item>
              <text:list-item>
                <text:p><text:span text:style-name="T1">前回は </text:span><text:span text:style-name="T1">main </text:span><text:span text:style-name="T1">関数内で宣言した</text:span><text:span text:style-name="T1">Ball</text:span><text:span text:style-name="T1">と</text:span><text:span text:style-name="T1">Block</text:span><text:span text:style-name="T1">を</text:span></text:p>
                <text:p><text:span text:style-name="T1">main</text:span><text:span text:style-name="T1">関数外で宣言してやることになる。</text:span></text:p>
              </text:list-item>
              <text:list-item>
                <text:p><text:span text:style-name="T1">また前回では説明していない、</text:span><text:span text:style-name="T1">Block</text:span><text:span text:style-name="T1">の</text:span><text:span text:style-name="T1">sizeX,sizeY</text:span><text:span text:style-name="T1">を取得する関数も今回使うので作っておくこと。</text:span></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draw:frame presentation:style-name="pr6" draw:layer="layout" svg:width="25.199cm" svg:height="3.506cm" svg:x="1.4cm" svg:y="0.837cm" presentation:class="title">
          <draw:text-box>
            <text:p>グローバル化</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15.231cm" svg:height="16.8cm" svg:x="0.569cm" svg:y="3.6cm">
          <draw:image xlink:href="Pictures/100000000000016C0000019CCB5B723E.png" xlink:type="simple" xlink:show="embed" xlink:actuate="onLoad">
            <text:p/>
          </draw:image>
        </draw:frame>
        <draw:frame draw:style-name="gr3" draw:layer="layout" svg:width="12.305cm" svg:height="12.47cm" svg:x="15.586cm" svg:y="7.165cm">
          <draw:text-box>
            <text:p>グローバル化とはmain関数より</text:p>
            <text:p>上で宣言してしまうこと。</text:p>
            <text:p>これにより、ほぼ全ての領域でその変数群を</text:p>
            <text:p>使うことが出来るようになる。</text:p>
            <text:p/>
            <text:p>クラスのグローバル化はどのようにするか</text:p>
            <text:p>と言うと左の図のように</text:p>
            <text:p/>
            <text:p>クラスの定義（中身の決定）</text:p>
            <text:p/>
            <text:p>クラスの宣言（インスタンスの作成）</text:p>
            <text:p/>
            <text:p>クラスの関数の定義（関数の定義）</text:p>
            <text:p/>
            <text:p>との順番で書いてやる。</text:p>
            <text:p/>
            <text:p>よくわからなかったら</text:p>
            <text:p>Part5開始時のソースをコピペしてもらって</text:p>
            <text:p>構わない。</text:p>
          </draw:text-box>
        </draw:frame>
        <draw:frame draw:style-name="gr2" draw:text-style-name="P2" draw:layer="layout" svg:width="15.2cm" svg:height="18cm" svg:x="0.6cm" svg:y="2.8cm">
          <draw:image xlink:href="Pictures/1000000000000162000001C56DAA154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draw:frame presentation:style-name="pr6" draw:layer="layout" svg:width="25.199cm" svg:height="3.506cm" svg:x="1.4cm" svg:y="0.837cm" presentation:class="title">
          <draw:text-box>
            <text:p>当たり判定の話</text:p>
          </draw:text-box>
        </draw:frame>
        <draw:frame presentation:style-name="pr4" draw:layer="layout" svg:width="25.199cm" svg:height="13.86cm" svg:x="1.4cm" svg:y="6.014cm" presentation:class="outline">
          <draw:text-box>
            <text:list text:style-name="L2">
              <text:list-item>
                <text:p>まずはボールがブロックの左側に当たるときのことを考える。</text:p>
              </text:list-item>
              <text:list-item>
                <text:p>意識したいのはボールの右端のx座標と</text:p>
                <text:p>ブロックの左端のx座標</text:p>
              </text:list-item>
              <text:list-item>
                <text:p>そして、ボールの一番上と一番下のy座標</text:p>
                <text:p>ブロックの一番上と一番下のy座標。</text:p>
                <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draw:frame presentation:style-name="pr6" draw:layer="layout" svg:width="25.199cm" svg:height="3.506cm" svg:x="1.4cm" svg:y="0.837cm" presentation:class="title">
          <draw:text-box>
            <text:p>ブロック左側の当たり判定</text:p>
          </draw:text-box>
        </draw:frame>
        <draw:frame presentation:style-name="pr4" draw:layer="layout" svg:width="25.199cm" svg:height="13.86cm" svg:x="1.4cm" svg:y="6.014cm" presentation:class="outline" presentation:placeholder="true">
          <draw:text-box/>
        </draw:frame>
        <draw:frame draw:style-name="gr2" draw:text-style-name="P2" draw:layer="layout" svg:width="24.959cm" svg:height="12.726cm" svg:x="1.8cm" svg:y="4.074cm">
          <draw:image xlink:href="Pictures/1000000000000382000001E17CCF3878.png" xlink:type="simple" xlink:show="embed" xlink:actuate="onLoad">
            <text:p/>
          </draw:image>
        </draw:frame>
        <draw:frame draw:style-name="gr3" draw:layer="layout" svg:width="23.218cm" svg:height="4.292cm" svg:x="2.4cm" svg:y="17.108cm">
          <draw:text-box>
            <text:p>ボールの右はじのx座標はBall.x+Ball.vx+Ball.r ブロックの左端のx座標はBlock.x</text:p>
            <text:p>よって Ball.x+Ball.vx+Ball.r &gt;= Block.xの時は接触してると見なせる</text:p>
            <text:p>さらに条件としてはボールの一番下の座標がブロックの一番上の座標より大きいこと。</text:p>
            <text:p>ボールの一番上の座標がブロックの一番下の座標より小さいことが条件。</text:p>
            <text:p>気を付けなければいけないのは、→がx正の方向、↓がy正の方向。</text:p>
            <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draw:frame presentation:style-name="pr6" draw:layer="layout" svg:width="25.199cm" svg:height="3.506cm" svg:x="1.4cm" svg:y="0.837cm" presentation:class="title">
          <draw:text-box>
            <text:p>関数を作り始める。</text:p>
          </draw:text-box>
        </draw:frame>
        <draw:frame presentation:style-name="pr4" draw:layer="layout" svg:width="25.199cm" svg:height="13.86cm" svg:x="1.4cm" svg:y="6.014cm" presentation:class="outline" presentation:user-transformed="true">
          <draw:text-box>
            <text:list text:style-name="L2">
              <text:list-item>
                <text:p>今回Blockの関数とするか、Ballの関数とするか迷ったが、ボールとブロックがあたった時、</text:p>
                <text:p>ブロックのx,y座標は変わらないが、ボールのvx,vy成分が変化するので、ボールのCalc関数内に書くこととする。</text:p>
              </text:list-item>
              <text:list-item>
                <text:p>Calc関数がボールの移動制御もしているので</text:p>
                <text:p>都合がいいと判断した。</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draw:frame presentation:style-name="pr6" draw:layer="layout" svg:width="25.199cm" svg:height="3.506cm" svg:x="1.4cm" svg:y="0.837cm" presentation:class="title">
          <draw:text-box>
            <text:p>ボールとブロックの当たり判定</text:p>
          </draw:text-box>
        </draw:frame>
        <draw:frame presentation:style-name="pr4" draw:layer="layout" svg:width="25.199cm" svg:height="13.86cm" svg:x="1.4cm" svg:y="6.014cm" presentation:class="outline" presentation:placeholder="true">
          <draw:text-box/>
        </draw:frame>
        <draw:frame draw:style-name="gr2" draw:text-style-name="P2" draw:layer="layout" svg:width="19.2cm" svg:height="14.074cm" svg:x="0.6cm" svg:y="5.8cm">
          <draw:image xlink:href="Pictures/10000000000002570000018BC7CCB7FD.png" xlink:type="simple" xlink:show="embed" xlink:actuate="onLoad">
            <text:p/>
          </draw:image>
        </draw:frame>
        <draw:frame draw:style-name="gr3" draw:layer="layout" svg:width="8.262cm" svg:height="12.547cm" svg:x="19.938cm" svg:y="6.853cm">
          <draw:text-box>
            <text:p>Calc関数を変更</text:p>
            <text:p/>
            <text:p>ブロック全てについて</text:p>
            <text:p>あたってるかどうか判定</text:p>
            <text:p>するので、forのループで</text:p>
            <text:p>判定する。</text:p>
            <text:p/>
            <text:p>If文の1行目は</text:p>
            <text:p>ボールの右はじが</text:p>
            <text:p>ブロックの左端を</text:p>
            <text:p>貫いているか。</text:p>
            <text:p/>
            <text:p>2行目、3行目は</text:p>
            <text:p>ボールの上と下が</text:p>
            <text:p>ブロックの範囲に</text:p>
            <text:p>収まっているか。</text:p>
            <text:p/>
            <text:p>しっかりコメントアウトも</text:p>
            <text:p>しておいたほうがいいだろう。</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draw:frame presentation:style-name="pr6" draw:layer="layout" svg:width="25.199cm" svg:height="3.506cm" svg:x="1.4cm" svg:y="0.837cm" presentation:class="title">
          <draw:text-box>
            <text:p>実行結果</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16.8cm" svg:height="9.26cm" svg:x="4.2cm" svg:y="5.14cm">
          <draw:image xlink:href="Pictures/100000000000012D000000A15F3E1629.png" xlink:type="simple" xlink:show="embed" xlink:actuate="onLoad">
            <text:p/>
          </draw:image>
        </draw:frame>
        <draw:frame draw:style-name="gr3" draw:text-style-name="P3" draw:layer="layout" svg:width="25.644cm" svg:height="5.333cm" svg:x="1.4cm" svg:y="15.174cm">
          <draw:text-box>
            <text:p><text:span text:style-name="T2">もちろん、まだブロック左側の判定しか作っていないので、</text:span></text:p>
            <text:p><text:span text:style-name="T2">めりこんでしまうことがある。</text:span></text:p>
            <text:p><text:span text:style-name="T2">ただ、ブロックの左側でボールが跳ね返ったのがわかっただろうか。</text:span></text:p>
            <text:p><text:span text:style-name="T2">これを上下右にも同じように作ってやる。</text:span></text:p>
            <text:p><text:span text:style-name="T2">また、ボールがブロックに当たった時、ブロックを消すのも取り入れれば</text:span></text:p>
            <text:p><text:span text:style-name="T2">ほぼ完成となる。</text:span></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draw:frame presentation:style-name="pr6" draw:layer="layout" svg:width="25.199cm" svg:height="3.506cm" svg:x="1.4cm" svg:y="0.837cm" presentation:class="title">
          <draw:text-box>
            <text:p>ブロックの下側の判定</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26.988cm" svg:height="11.245cm" svg:x="0.71cm" svg:y="4.355cm">
          <draw:image xlink:href="Pictures/10000000000003FC000001A9828B9671.png" xlink:type="simple" xlink:show="embed" xlink:actuate="onLoad">
            <text:p/>
          </draw:image>
        </draw:frame>
        <draw:frame draw:style-name="gr3" draw:layer="layout" svg:width="21.481cm" svg:height="3.734cm" svg:x="2cm" svg:y="16.2cm">
          <draw:text-box>
            <text:p>下側の判定も同じように、ボールの右端、左端、一番上、一番下を気にする。</text:p>
            <text:p>今回は移動後のボールの右端（Ball.x+Ball.vx+Ball.r)がBlockの左端より大きく</text:p>
            <text:p>ボールの左端(Ball.x+Ball.vx-Ball.r)がBlockの右端より小さい。</text:p>
            <text:p>そして,移動後のボールの一番上（Ball.y+Ball.vy – r)が</text:p>
            <text:p>ブロックの一番下(Block.y + Block.sizeY)より小さくなればよい。</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draw:frame presentation:style-name="pr6" draw:layer="layout" svg:width="25.199cm" svg:height="3.506cm" svg:x="1.4cm" svg:y="0.837cm" presentation:class="title">
          <draw:text-box>
            <text:p>ブロックの下側の判定</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18.102cm" svg:height="16.213cm" svg:x="0.698cm" svg:y="3.987cm">
          <draw:image xlink:href="Pictures/100000000000021500000182B7D9C145.png" xlink:type="simple" xlink:show="embed" xlink:actuate="onLoad">
            <text:p/>
          </draw:image>
        </draw:frame>
        <draw:frame draw:style-name="gr3" draw:layer="layout" svg:width="10.239cm" svg:height="11.2cm" svg:x="18.561cm" svg:y="7.2cm">
          <draw:text-box>
            <text:p>Ball::Calc関数に追加。</text:p>
            <text:p/>
            <text:p>このブロックの下に当たる時の</text:p>
            <text:p>１行目は、移動前はあたってない</text:p>
            <text:p>ということ。</text:p>
            <text:p/>
            <text:p>２行目は移動後のボールの一番上</text:p>
            <text:p>のy座標がブロックの一番下より</text:p>
            <text:p>小さいということ。</text:p>
            <text:p/>
            <text:p>３行目は移動後のボールの右端が</text:p>
            <text:p>ブロックの左端より大きいということ。</text:p>
            <text:p/>
            <text:p>４行目は移動後のボールの左端が</text:p>
            <text:p>ブロックの右端より小さいということ。</text:p>
            <text:p/>
            <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draw:frame presentation:style-name="pr6" draw:layer="layout" svg:width="25.199cm" svg:height="3.506cm" svg:x="1.4cm" svg:y="0.837cm" presentation:class="title">
          <draw:text-box>
            <text:p>実行結果</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17cm" svg:height="10.226cm" svg:x="3.6cm" svg:y="5.374cm">
          <draw:image xlink:href="Pictures/10000000000001660000010275C5268E.png" xlink:type="simple" xlink:show="embed" xlink:actuate="onLoad">
            <text:p/>
          </draw:image>
        </draw:frame>
        <draw:frame draw:style-name="gr3" draw:text-style-name="P4" draw:layer="layout" svg:width="19.958cm" svg:height="3.351cm" svg:x="3.2cm" svg:y="16.6cm">
          <draw:text-box>
            <text:p><text:span text:style-name="T3">主にボールはブロックの一番下に当たると思うので、</text:span></text:p>
            <text:p><text:span text:style-name="T3">ボールがブロックにめり込むことがなくなっただろう。</text:span></text:p>
            <text:p><text:span text:style-name="T3">さて、後は同じようにブロックの上と右に判定をつくってやり、</text:span></text:p>
            <text:p><text:span text:style-name="T3">その後、ブロックを消す作業を追加する。</text:span></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draw:frame presentation:style-name="pr6" draw:layer="layout" svg:width="25.199cm" svg:height="3.506cm" svg:x="1.4cm" svg:y="0.837cm" presentation:class="title" presentation:user-transformed="true">
          <draw:text-box>
            <text:p>ブロックの右と上の判定</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16.194cm" svg:height="17.4cm" svg:x="0.606cm" svg:y="3.2cm">
          <draw:image xlink:href="Pictures/10000000000001DC000001DB43BFC018.png" xlink:type="simple" xlink:show="embed" xlink:actuate="onLoad">
            <text:p/>
          </draw:image>
        </draw:frame>
        <draw:frame draw:style-name="gr3" draw:layer="layout" svg:width="10.912cm" svg:height="8.025cm" svg:x="17.4cm" svg:y="7.8cm">
          <draw:text-box>
            <text:p>図を書いて気づいたかもしれないが、</text:p>
            <text:p>実は左と右の判定の関係は</text:p>
            <text:p>Y方向については全く同じなので</text:p>
            <text:p>ある程度はコピペで済ますことが可能。</text:p>
            <text:p/>
            <text:p>また下と上の判定も同様で、</text:p>
            <text:p>X方向についてはコピペで</text:p>
            <text:p>済ますことが可能。</text:p>
            <text:p/>
            <text:p>左の図のように制御文を</text:p>
            <text:p>追加してやれば当たり判定が完成</text:p>
            <text:p>ということになる。</text:p>
          </draw:text-box>
        </draw:frame>
        <draw:frame draw:style-name="gr2" draw:text-style-name="P2" draw:layer="layout" svg:width="16.194cm" svg:height="17.4cm" svg:x="0.606cm" svg:y="3.2cm">
          <draw:image xlink:href="Pictures/10000000000001CF000001F7154D88E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draw:frame presentation:style-name="pr6" draw:layer="layout" svg:width="25.199cm" svg:height="3.506cm" svg:x="1.4cm" svg:y="0.837cm" presentation:class="title">
          <draw:text-box>
            <text:p>ブロックを消す。</text:p>
          </draw:text-box>
        </draw:frame>
        <draw:frame presentation:style-name="pr4" draw:layer="layout" svg:width="25.199cm" svg:height="13.86cm" svg:x="1.4cm" svg:y="6.014cm" presentation:class="outline">
          <draw:text-box>
            <text:list text:style-name="L2">
              <text:list-item>
                <text:p>ブロックを消すということを今回</text:p>
                <text:p>状態変数を一つ追加することで実装する。</text:p>
              </text:list-item>
              <text:list-item>
                <text:p>どういうことかと言うと、</text:p>
                <text:p>flagという変数を一つ追加して、</text:p>
                <text:p>ブロックがある状態をflag = 1</text:p>
                <text:p>ブロックがない状態をflag = 0とする。</text:p>
              </text:list-item>
              <text:list-item>
                <text:p>このことで、ボールがブロックに当たった時、</text:p>
                <text:p>flag = 0としてしまおう、ということ。</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draw:frame presentation:style-name="pr6" draw:layer="layout" svg:width="25.199cm" svg:height="3.506cm" svg:x="1.4cm" svg:y="0.837cm" presentation:class="title">
          <draw:text-box>
            <text:p>ブロックを消す。</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19.747cm" svg:height="9.424cm" svg:x="1.653cm" svg:y="5.776cm">
          <draw:image xlink:href="Pictures/1000000000000200000000CD37301556.png" xlink:type="simple" xlink:show="embed" xlink:actuate="onLoad">
            <text:p/>
          </draw:image>
        </draw:frame>
        <draw:frame draw:style-name="gr3" draw:text-style-name="P5" draw:layer="layout" svg:width="23.706cm" svg:height="4.351cm" svg:x="2.2cm" svg:y="16cm">
          <draw:text-box>
            <text:p><text:span text:style-name="T4">Block_obj</text:span><text:span text:style-name="T4">クラスに,</text:span><text:span text:style-name="T4">private</text:span><text:span text:style-name="T4">な変数</text:span><text:span text:style-name="T4">flag</text:span><text:span text:style-name="T4">と</text:span></text:p>
            <text:p><text:span text:style-name="T4">Public</text:span><text:span text:style-name="T4">な関数,</text:span><text:span text:style-name="T4">GetFlag()</text:span><text:span text:style-name="T4">と</text:span><text:span text:style-name="T4">Delete</text:span><text:span text:style-name="T4">関数を追加。</text:span></text:p>
            <text:p><text:span text:style-name="T4">GetFlag()</text:span><text:span text:style-name="T4">関数は、そのまま</text:span><text:span text:style-name="T4">private</text:span><text:span text:style-name="T4">な変数、</text:span><text:span text:style-name="T4">flag</text:span><text:span text:style-name="T4">を返す関数。</text:span></text:p>
            <text:p><text:span text:style-name="T4">Delete()</text:span><text:span text:style-name="T4">関数は、ブロックの</text:span><text:span text:style-name="T4">flag</text:span><text:span text:style-name="T4">を0にする関数の予定。</text:span></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draw:frame presentation:style-name="pr6" draw:layer="layout" svg:width="25.199cm" svg:height="3.506cm" svg:x="1.4cm" svg:y="0.837cm" presentation:class="title">
          <draw:text-box>
            <text:p>ブロックを消す。</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14.948cm" svg:height="15.6cm" svg:x="1.252cm" svg:y="4.8cm">
          <draw:image xlink:href="Pictures/1000000000000178000001748121DD69.png" xlink:type="simple" xlink:show="embed" xlink:actuate="onLoad">
            <text:p/>
          </draw:image>
        </draw:frame>
        <draw:frame draw:style-name="gr3" draw:layer="layout" svg:width="9.824cm" svg:height="11.508cm" svg:x="16.6cm" svg:y="5.6cm">
          <draw:text-box>
            <text:p>変更点は左の図の赤線部</text:p>
            <text:p/>
            <text:p>GetFlag()関数はflagを返す。</text:p>
            <text:p/>
            <text:p>Set()関数内にflag = 1を追加。</text:p>
            <text:p>これでブロックがある状態にする。</text:p>
            <text:p/>
            <text:p>Graph()関数に</text:p>
            <text:p>if(flag == 1)を追加</text:p>
            <text:p>このことで、ブロックがある時のみ、</text:p>
            <text:p>描画するようにしている。</text:p>
            <text:p/>
            <text:p>そしてDelete()関数に</text:p>
            <text:p>flag = 0と書いた。</text:p>
            <text:p/>
            <text:p>これで、ブロックを消すことが</text:p>
            <text:p>可能になった。</text:p>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2T1">
        <draw:frame presentation:style-name="pr6" draw:layer="layout" svg:width="25.199cm" svg:height="3.506cm" svg:x="1.4cm" svg:y="0.837cm" presentation:class="title">
          <draw:text-box>
            <text:p>ブロックを消す。</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15.6cm" svg:height="16.244cm" svg:x="0.4cm" svg:y="4.156cm">
          <draw:image xlink:href="Pictures/10000000000001C0000001ED0578D931.png" xlink:type="simple" xlink:show="embed" xlink:actuate="onLoad">
            <text:p/>
          </draw:image>
        </draw:frame>
        <draw:frame draw:style-name="gr3" draw:layer="layout" svg:width="11.107cm" svg:height="2.868cm" svg:x="15.893cm" svg:y="9.532cm">
          <draw:text-box>
            <text:p>そして、ボールがブロックに当たった時、</text:p>
            <text:p>Block[i][j]に対してDelete関数を使う。</text:p>
            <text:p/>
            <text:p>これで、ブロックを消すことにしている。</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2T1">
        <draw:frame presentation:style-name="pr6" draw:layer="layout" svg:width="25.199cm" svg:height="3.506cm" svg:x="1.4cm" svg:y="0.837cm" presentation:class="title">
          <draw:text-box>
            <text:p>実行結果</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15.4cm" svg:height="10cm" svg:x="5cm" svg:y="5.6cm">
          <draw:image xlink:href="Pictures/1000000000000110000000CFAD810FAB.png" xlink:type="simple" xlink:show="embed" xlink:actuate="onLoad">
            <text:p/>
          </draw:image>
        </draw:frame>
        <draw:frame draw:style-name="gr3" draw:text-style-name="P6" draw:layer="layout" svg:width="25.17cm" svg:height="4.493cm" svg:x="1.8cm" svg:y="16cm">
          <draw:text-box>
            <text:p><text:span text:style-name="T5">さて、消すことには成功したと思うが、今度はブロックが消えた場所でも</text:span></text:p>
            <text:p><text:span text:style-name="T5">またボールの速度が変更されてしまっているだろう。</text:span></text:p>
            <text:p><text:span text:style-name="T5">これは何故かというと、ブロックがある時ない時に関わらず、ブロックがあった場所で</text:span></text:p>
            <text:p><text:span text:style-name="T5">ボールとブロックがある時は計算する、という命令になっているからである。</text:span></text:p>
            <text:p><text:span text:style-name="T5"/></text:p>
            <text:p><text:span text:style-name="T5">なので、ブロックがある時は計算をする、という命令も加えてやらなければならない。</text:span></text:p>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2T1">
        <draw:frame presentation:style-name="pr6" draw:layer="layout" svg:width="25.199cm" svg:height="3.506cm" svg:x="1.4cm" svg:y="0.837cm" presentation:class="title">
          <draw:text-box>
            <text:p>改善方法</text:p>
          </draw:text-box>
        </draw:frame>
        <draw:frame presentation:style-name="pr4" draw:layer="layout" svg:width="25.199cm" svg:height="13.86cm" svg:x="1.4cm" svg:y="6.014cm" presentation:class="outline" presentation:placeholder="true">
          <draw:text-box/>
        </draw:frame>
        <draw:frame draw:style-name="gr2" draw:text-style-name="P2" draw:layer="layout" svg:width="21.6cm" svg:height="17.2cm" svg:x="0.4cm" svg:y="3.6cm">
          <draw:image xlink:href="Pictures/100000000000028F0000025DF9E81A58.png" xlink:type="simple" xlink:show="embed" xlink:actuate="onLoad">
            <text:p/>
          </draw:image>
        </draw:frame>
        <draw:frame draw:style-name="gr3" draw:layer="layout" svg:width="6.23cm" svg:height="7.39cm" svg:x="22cm" svg:y="9.61cm">
          <draw:text-box>
            <text:p>画面全体を</text:p>
            <text:p>使っているが、</text:p>
            <text:p>変更箇所は</text:p>
            <text:p>If文に</text:p>
            <text:p>Flagが1の時</text:p>
            <text:p>当たり判定があるか</text:p>
            <text:p>を計算する。</text:p>
            <text:p>という命令のみ</text:p>
            <text:p>追加した。</text:p>
            <text:p>大カッコが増えるので</text:p>
            <text:p>忘れずに閉じること</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bluelinesgrad" presentation:presentation-page-layout-name="AL2T1">
        <draw:frame presentation:style-name="pr6" draw:layer="layout" svg:width="25.199cm" svg:height="3.506cm" svg:x="1.4cm" svg:y="0.837cm" presentation:class="title">
          <draw:text-box>
            <text:p>実行結果</text:p>
          </draw:text-box>
        </draw:frame>
        <draw:frame presentation:style-name="pr4" draw:layer="layout" svg:width="25.199cm" svg:height="13.86cm" svg:x="1.4cm" svg:y="6.014cm" presentation:class="outline" presentation:placeholder="true" presentation:user-transformed="true">
          <draw:text-box/>
        </draw:frame>
        <draw:frame draw:style-name="gr2" draw:text-style-name="P2" draw:layer="layout" svg:width="21.958cm" svg:height="10.291cm" svg:x="2.6cm" svg:y="5.909cm">
          <draw:image xlink:href="Pictures/10000000000002080000010CA5F4F9BF.png" xlink:type="simple" xlink:show="embed" xlink:actuate="onLoad">
            <text:p/>
          </draw:image>
        </draw:frame>
        <draw:frame draw:style-name="gr3" draw:layer="layout" svg:width="27.291cm" svg:height="3.503cm" svg:x="0.6cm" svg:y="17cm">
          <draw:text-box>
            <text:p>今回はブロックの無い所では当たり判定がないので、</text:p>
            <text:p>このようにどんどんブロックが消せるようになっただろう。</text:p>
            <text:p>ゲームとしてはもう80%は完成してると見てもいい。</text:p>
            <text:p>後は自分が動かせるバーを作るだけだ。</text:p>
            <text:p>それについて次回説明する。ただ、今までの知識＋αで作れるので自分で調べて作るのもいいだろう。</text:p>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bluelinesgrad" presentation:presentation-page-layout-name="AL2T1">
        <draw:frame presentation:style-name="pr6" draw:layer="layout" svg:width="25.199cm" svg:height="3.506cm" svg:x="1.4cm" svg:y="0.837cm" presentation:class="title">
          <draw:text-box>
            <text:p>まとめ</text:p>
          </draw:text-box>
        </draw:frame>
        <draw:frame presentation:style-name="pr4" draw:text-style-name="P7" draw:layer="layout" svg:width="25.199cm" svg:height="13.86cm" svg:x="1.4cm" svg:y="6.014cm" presentation:class="outline">
          <draw:text-box>
            <text:list text:style-name="L2">
              <text:list-item>
                <text:p><text:span text:style-name="T6">ある時や、ない時が存在する物体については</text:span></text:p>
                <text:p><text:span text:style-name="T6">flag</text:span><text:span text:style-name="T6">という変数を追加してやればよい。</text:span></text:p>
              </text:list-item>
              <text:list-item>
                <text:p><text:span text:style-name="T6">当たり判定を考える時は実際に図を書いて考えるのが非常に大事。</text:span></text:p>
                <text:p><text:span text:style-name="T6"/></text:p>
              </text:list-item>
            </text:list>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fill-image draw:name="bluelinesdark" xlink:href="Pictures/10000000000003200000025819812F21.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fill-gradient-name="Gradient_20_7" draw:fill-hatch-name="Hatching_20_91" draw:fill-image-name="Bitmape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番号&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嶋田 裕介</meta:initial-creator>
    <meta:creation-date>2012-02-21T17:14:20.45</meta:creation-date>
    <meta:editing-duration>PT5H1M26S</meta:editing-duration>
    <meta:editing-cycles>6</meta:editing-cycles>
    <dc:date>2012-03-04T19:10:29.09</dc:date>
    <dc:creator>嶋田 裕介</dc:creator>
    <meta:generator>LibreOffice/3.4$Win32 LibreOffice_project/340m1$Build-103</meta:generator>
    <meta:document-statistic meta:object-count="141"/>
  </office:meta>
</office:document-meta>
</file>